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5.284cm"/>
    </style:style>
    <style:style style:name="Tableau1.B" style:family="table-column">
      <style:table-column-properties style:column-width="3.78cm"/>
    </style:style>
    <style:style style:name="Tableau1.C" style:family="table-column">
      <style:table-column-properties style:column-width="1.228cm"/>
    </style:style>
    <style:style style:name="Tableau1.D" style:family="table-column">
      <style:table-column-properties style:column-width="6.26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C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3" style:family="table-row">
      <style:table-row-properties style:min-row-height="0.222cm" fo:keep-together="auto"/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6" style:family="table-row">
      <style:table-row-properties style:min-row-height="0.159cm" fo:keep-together="auto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style:font-name="Caligra" fo:font-size="11pt" fo:font-weight="bold" officeooo:paragraph-rsid="00540c2c" style:font-size-asian="11pt" style:font-weight-asian="bold" style:font-name-complex="Arial" style:font-size-complex="11pt" style:font-weight-complex="bold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276f1a" officeooo:paragraph-rsid="00540c2c" style:font-size-asian="11pt" style:font-name-complex="Arial" style:font-size-complex="11pt"/>
    </style:style>
    <style:style style:name="P3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-0.81cm" fo:margin-top="0.071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5a7187" officeooo:paragraph-rsid="005a7187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48f877" officeooo:paragraph-rsid="00540c2c" style:font-size-asian="11pt" style:font-name-complex="Arial" style:font-size-complex="11pt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5a7187" officeooo:paragraph-rsid="005a7187" style:font-size-asian="11pt" style:font-weight-asian="normal" style:font-name-complex="Arial" style:font-size-complex="11pt" style:font-weight-complex="normal"/>
    </style:style>
    <style:style style:name="P9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5a7187" officeooo:paragraph-rsid="005a7187" style:font-size-asian="11pt" style:font-name-complex="Arial" style:font-size-complex="11pt"/>
    </style:style>
    <style:style style:name="P11" style:family="paragraph" style:parent-style-name="Standard">
      <style:text-properties style:font-name="Caligra" officeooo:rsid="004557dc" officeooo:paragraph-rsid="00540c2c"/>
    </style:style>
    <style:style style:name="P12" style:family="paragraph" style:parent-style-name="Standard">
      <style:text-properties style:font-name="Caligra" officeooo:rsid="0066da6a" officeooo:paragraph-rsid="0066da6a"/>
    </style:style>
    <style:style style:name="P13" style:family="paragraph" style:parent-style-name="Text_20_body" style:master-page-name="Standard">
      <style:paragraph-properties style:page-number="auto"/>
      <style:text-properties style:font-name="Caligra" fo:font-style="italic" officeooo:rsid="002fecf8" officeooo:paragraph-rsid="00540c2c" style:font-style-asian="italic" style:font-style-complex="italic"/>
    </style:style>
    <style:style style:name="P14" style:family="paragraph" style:parent-style-name="Text_20_body">
      <style:text-properties style:font-name="Caligra" fo:font-style="italic" officeooo:rsid="002fecf8" officeooo:paragraph-rsid="00540c2c" style:font-style-asian="italic" style:font-style-complex="italic"/>
    </style:style>
    <style:style style:name="P1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5a7187" officeooo:paragraph-rsid="005a7187" style:font-size-asian="11pt" style:font-weight-asian="normal" style:font-name-complex="Arial" style:font-size-complex="11pt" style:font-weight-complex="normal"/>
    </style:style>
    <style:style style:name="P16" style:family="paragraph" style:parent-style-name="Standard">
      <style:text-properties style:font-name="Caligra" fo:font-style="normal" fo:font-weight="normal" officeooo:rsid="0032f1ff" officeooo:paragraph-rsid="00540c2c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8" style:family="paragraph" style:parent-style-name="Standard">
      <style:text-properties style:font-name="Caligra" officeooo:rsid="0066da6a" officeooo:paragraph-rsid="0066da6a"/>
    </style:style>
    <style:style style:name="P19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34df90" officeooo:paragraph-rsid="00540c2c" style:font-size-asian="11pt" style:font-name-complex="Arial" style:font-size-complex="11pt"/>
    </style:style>
    <style:style style:name="P20" style:family="paragraph" style:parent-style-name="Standard">
      <style:paragraph-properties fo:margin-left="0cm" fo:margin-right="-0.806cm" fo:text-indent="0cm" style:auto-text-indent="false"/>
      <style:text-properties style:font-name="Caligra" officeooo:paragraph-rsid="00540c2c"/>
    </style:style>
    <style:style style:name="P21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officeooo:paragraph-rsid="00540c2c"/>
    </style:style>
    <style:style style:name="T1" style:family="text">
      <style:text-properties fo:color="#ffffff" loext:opacity="100%" fo:font-size="11pt" fo:font-weight="bold" style:font-size-asian="11pt" style:font-weight-asian="bold" style:font-name-complex="Arial" style:font-size-complex="11pt"/>
    </style:style>
    <style:style style:name="T2" style:family="text">
      <style:text-properties fo:color="#ffffff" loext:opacity="100%" fo:font-size="11pt" fo:font-weight="bold" officeooo:rsid="005441ab" style:font-size-asian="11pt" style:font-weight-asian="bold" style:font-name-complex="Arial" style:font-size-complex="11pt"/>
    </style:style>
    <style:style style:name="T3" style:family="text">
      <style:text-properties fo:color="#ffffff" loext:opacity="100%" style:font-name="Caligra" fo:font-size="11pt" fo:font-weight="bold" style:font-size-asian="11pt" style:font-weight-asian="bold" style:font-name-complex="Arial" style:font-size-complex="11pt"/>
    </style:style>
    <style:style style:name="T4" style:family="text">
      <style:text-properties fo:color="#ffffff" loext:opacity="100%" style:font-name="Caligra" fo:font-size="11pt" fo:font-weight="bold" officeooo:rsid="005e6c3f" style:font-size-asian="11pt" style:font-weight-asian="bold" style:font-name-complex="Arial" style:font-size-complex="11pt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style:font-name="Caligra"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style:font-name="Caligra" fo:font-size="11pt" fo:font-weight="bold" officeooo:rsid="004edd93" style:font-size-asian="11pt" style:font-weight-asian="bold" style:font-name-complex="Arial" style:font-size-complex="11pt" style:font-weight-complex="bold"/>
    </style:style>
    <style:style style:name="T9" style:family="text">
      <style:text-properties style:font-name="Caligra" officeooo:rsid="0066da6a"/>
    </style:style>
    <style:style style:name="T10" style:family="text">
      <style:text-properties style:font-name="Caligra" officeooo:rsid="0067decf"/>
    </style:style>
    <style:style style:name="T11" style:family="text">
      <style:text-properties style:font-name="Caligra" officeooo:rsid="006feb45"/>
    </style:style>
    <style:style style:name="T12" style:family="text">
      <style:text-properties officeooo:rsid="00673cfd"/>
    </style:style>
    <style:style style:name="T13" style:family="text">
      <style:text-properties officeooo:rsid="006976fe"/>
    </style:style>
    <style:style style:name="T14" style:family="text">
      <style:text-properties officeooo:rsid="0069dc1a"/>
    </style:style>
    <style:style style:name="T15" style:family="text">
      <style:text-properties officeooo:rsid="005e6c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4e1- continué l'activité 2 du chapitre 2 jusqu'à la question 8) incluse-Il faut finir l'activité 2 à la maison.</text:p>
      <text:p text:style-name="P14">4e12-finit l'activité 2 et noté le cours-commencé le chapitre 3, les combustions, exemple de réaction chimiques</text:p>
      <text:p text:style-name="P14">-commencé l'activité 1 du chapitre 3 (nous avons réfléchi à la question 1)</text:p>
      <text:p text:style-name="P14">4e5Nous avons commencé l'activité 2</text:p>
      <text:p text:style-name="P14">il faut bien réviser le cours de l'activité 1 du chapitre 2.</text:p>
      <text:p text:style-name="P4">11 Décemb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21"><text:span text:style-name="T3">Séance </text:span><text:span text:style-name="T4">13 4e</text:span><text:span text:style-name="T3">: </text:span><text:span text:style-name="T7">Fiche de préparation</text:span><text:span text:style-name="T8"> <text:s/></text:span></text:p>
          </table:table-cell>
          <table:covered-table-cell/>
          <table:table-cell table:style-name="Tableau1.C1" table:number-columns-spanned="2" office:value-type="string">
            <text:p text:style-name="P1">Durée :</text:p>
            <text:p text:style-name="P2">1h30</text:p>
          </table:table-cell>
          <table:covered-table-cell/>
        </table:table-row>
        <table:table-row table:style-name="Tableau1.2">
          <table:table-cell table:style-name="Tableau1.C1" office:value-type="string">
            <text:p text:style-name="P5">Déroulement</text:p>
          </table:table-cell>
          <table:table-cell table:style-name="Tableau1.C1" table:number-columns-spanned="2" office:value-type="string">
            <text:p text:style-name="P3">Matériel</text:p>
          </table:table-cell>
          <table:covered-table-cell/>
          <table:table-cell table:style-name="Tableau1.C1" table:number-rows-spanned="5" office:value-type="string">
            <text:p text:style-name="P3"/>
            <text:p text:style-name="P9"><text:span text:style-name="T9">bougie </text:span><text:span text:style-name="T10">étouffée</text:span><text:span text:style-name="T9">. bouteille dioxygène, </text:span><text:span text:style-name="T11">eau de chaux</text:span></text:p>
            <text:p text:style-name="P12">/gr bocal, couvercle,</text:p>
            <text:p text:style-name="P12">couvercle_fil de fer,</text:p>
            <text:p text:style-name="P12">fusain, briquet, <text:span text:style-name="T12">pince en bois /</text:span><text:span text:style-name="T13">gr</text:span><text:span text:style-name="T14">oupe</text:span></text:p>
          </table:table-cell>
        </table:table-row>
        <table:table-row table:style-name="Tableau1.3">
          <table:table-cell table:style-name="Tableau1.C1" office:value-type="string">
            <text:p text:style-name="P6">Appel</text:p>
          </table:table-cell>
          <table:table-cell table:style-name="Tableau1.C1" table:number-columns-spanned="2" office:value-type="string">
            <text:p text:style-name="P9"/>
          </table:table-cell>
          <table:covered-table-cell/>
          <table:covered-table-cell/>
        </table:table-row>
        <table:table-row table:style-name="Tableau1.4">
          <table:table-cell table:style-name="Tableau1.A4" office:value-type="string">
            <text:p text:style-name="P8">4e1 rappel act2 → correction act2 (élèves au tableau)</text:p>
            <text:p text:style-name="P8"/>
            <text:p text:style-name="P8">4e12 → rappel act1, mise en commun q1, expérience</text:p>
            <text:p text:style-name="P8"/>
            <text:p text:style-name="P8">4e5 → petite évaluation chap2 (vérifier où on en est)</text:p>
            <text:p text:style-name="P8">→ rappel act2 + act2</text:p>
          </table:table-cell>
          <table:table-cell table:style-name="Tableau1.A4" table:number-columns-spanned="2" office:value-type="string">
            <text:p text:style-name="P9"/>
            <text:p text:style-name="P9"/>
            <text:p text:style-name="P10">évaluation</text:p>
          </table:table-cell>
          <table:covered-table-cell/>
          <table:covered-table-cell/>
        </table:table-row>
        <table:table-row table:style-name="Tableau1.5">
          <table:table-cell table:style-name="Tableau1.A4" office:value-type="string">
            <text:p text:style-name="P8">4e1 → chap3 + act1</text:p>
            <text:p text:style-name="P8"/>
            <text:p text:style-name="P8">4e12 → chap3 act2</text:p>
            <text:p text:style-name="P8"/>
            <text:p text:style-name="P8">4e5 → chap3 + act1</text:p>
          </table:table-cell>
          <table:table-cell table:style-name="Tableau1.A4" table:number-columns-spanned="2" office:value-type="string">
            <text:p text:style-name="P10">Attendus+ act1 chap3</text:p>
            <text:p text:style-name="P10"/>
            <text:p text:style-name="P10">act2 chap3</text:p>
            <text:p text:style-name="P10"/>
            <text:p text:style-name="P10">Attendus+ act1 chap3</text:p>
          </table:table-cell>
          <table:covered-table-cell/>
          <table:covered-table-cell/>
        </table:table-row>
        <table:table-row table:style-name="Tableau1.6">
          <table:table-cell table:style-name="Tableau1.A4" office:value-type="string">
            <text:p text:style-name="P7"/>
          </table:table-cell>
          <table:table-cell table:style-name="Tableau1.A4" table:number-columns-spanned="2" office:value-type="string">
            <text:p text:style-name="P11"/>
          </table:table-cell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0M43S</meta:editing-duration>
    <meta:editing-cycles>4</meta:editing-cycles>
    <meta:generator>LibreOffice/7.0.3.1$Linux_X86_64 LibreOffice_project/00$Build-1</meta:generator>
    <meta:creation-date>2020-12-11T00:14:19.374924577</meta:creation-date>
    <meta:initial-creator>J Cercy</meta:initial-creator>
    <dc:date>2020-12-11T00:28:49.326250486</dc:date>
    <dc:creator>J Cercy</dc:creator>
    <meta:document-statistic meta:table-count="1" meta:image-count="0" meta:object-count="0" meta:page-count="1" meta:paragraph-count="27" meta:word-count="154" meta:character-count="891" meta:non-whitespace-character-count="762"/>
    <meta:template xlink:type="simple" xlink:actuate="onRequest" xlink:title="fiche_de_prep_type" xlink:href="../../../../../../mes_ressources/document%20type/fiche_de_prep_type.ott" meta:date="2020-12-11T00:14:17.936196160"/>
  </office:meta>
</office:document-meta>
</file>